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24_21-15-42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25_01-44-30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25_09-19-30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25_09-20-09_000.jpg</text:p>
          </table:table-cell>
          <table:table-cell table:style-name="ce34" office:value-type="string">
            <text:p>:m :lets / action activity / やること / genre=牧師になる / content=牧師になろう。そのために、学のある人になろう。 || :m :lets / action activity / やること / genre=res:history / content=マイダン以来の歴史。書き記そう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lets / action activity / やること / genre=牧師になる / content=牧師になろう。そのために、学のある人になろう。 || :m :lets / action activity / やること / genre=res:history / content=マイダン以来の歴史。書き記そう">
            <text:p>:m :lets / action activity / やること / genre=牧師になる / content=牧師になろう。そのために、学のある人になろう。 || :m :lets / action activity / やること / genre=res:history / content=マイダン以来の歴史。書き記そう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25_13-04-15_000.jpg</text:p>
          </table:table-cell>
          <table:table-cell table:style-name="ce34" office:value-type="string">
            <text:p>:m RES 1*4 / free# JVEMV6 68#_210:1 / 68. theoretical-physics(tp) / w=,topics=行列式：固有値；行列表現,other=calc+;calc+,s=~,i=~,doc=r-8-1~4.9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4 / free# JVEMV6 68#_210:1 / 68. theoretical-physics(tp) / w=,topics=行列式：固有値；行列表現,other=calc+;calc+,s=~,i=~,doc=r-8-1~4.9">
            <text:p>:m RES 1*4 / free# JVEMV6 68#_210:1 / 68. theoretical-physics(tp) / w=,topics=行列式：固有値；行列表現,other=calc+;calc+,s=~,i=~,doc=r-8-1~4.9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25_13-04-31_000.jpg</text:p>
          </table:table-cell>
          <table:table-cell table:style-name="ce34" office:value-type="string">
            <text:p>:m RES 2*4 / free# JVEMV6 68#_210:1 / 68. theoretical-physics(tp) / w=行列基本変形,topics=行列式：固有値；行列表現,other=calc+;calc+,s=~,i=~,doc=r-8-1~4.15;r-8-1~4.16.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2*4 / free# JVEMV6 68#_210:1 / 68. theoretical-physics(tp) / w=行列基本変形,topics=行列式：固有値；行列表現,other=calc+;calc+,s=~,i=~,doc=r-8-1~4.15;r-8-1~4.16.1">
            <text:p>:m RES 2*4 / free# JVEMV6 68#_210:1 / 68. theoretical-physics(tp) / w=行列基本変形,topics=行列式：固有値；行列表現,other=calc+;calc+,s=~,i=~,doc=r-8-1~4.15;r-8-1~4.16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25_13-04-54_000.jpg</text:p>
          </table:table-cell>
          <table:table-cell table:style-name="ce34" office:value-type="string">
            <text:p>:m RES 3*4 / free# JVEMV6 68#_210:1 / 68. theoretical-physics(tp) / w=行列基本変形,topics=行列式；行列表現,other=calc+;calc+,s=~,i=~,doc=r-8-1~4.16.1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RES 3*4 / free# JVEMV6 68#_210:1 / 68. theoretical-physics(tp) / w=行列基本変形,topics=行列式；行列表現,other=calc+;calc+,s=~,i=~,doc=r-8-1~4.16.1">
            <text:p>:m RES 3*4 / free# JVEMV6 68#_210:1 / 68. theoretical-physics(tp) / w=行列基本変形,topics=行列式；行列表現,other=calc+;calc+,s=~,i=~,doc=r-8-1~4.16.1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5_13-05-10_000.jpg</text:p>
          </table:table-cell>
          <table:table-cell table:style-name="ce34" office:value-type="string">
            <text:p>:m RES 4*4 / free# JVEMV6 68#_210:1 / 68. theoretical-physics(tp) / w=行列基本変形,topics=行列式；行列表現；解を持つ条件,other=calc+;calc+,s=~,i=~,doc=r-8-1~4.16.1;r-8-1~4.16.4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4*4 / free# JVEMV6 68#_210:1 / 68. theoretical-physics(tp) / w=行列基本変形,topics=行列式；行列表現；解を持つ条件,other=calc+;calc+,s=~,i=~,doc=r-8-1~4.16.1;r-8-1~4.16.4">
            <text:p>:m RES 4*4 / free# JVEMV6 68#_210:1 / 68. theoretical-physics(tp) / w=行列基本変形,topics=行列式；行列表現；解を持つ条件,other=calc+;calc+,s=~,i=~,doc=r-8-1~4.16.1;r-8-1~4.16.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25_13-29-27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25_14-53-54_000.jpg</text:p>
          </table:table-cell>
          <table:table-cell table:style-name="ce34" office:value-type="string">
            <text:p>:m :篠笛,shinobue #*# / session-memo / s.1~s.4 / picture:dai-kan:h-4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~s.4 / picture:dai-kan:h-4">
            <text:p>:m :篠笛,shinobue #*# / session-memo / s.1~s.4 / picture:dai-kan:h-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25_15-51-08_000.jpg</text:p>
          </table:table-cell>
          <table:table-cell table:style-name="ce34" office:value-type="string">
            <text:p>:m 東和 PHOTO / 220326sa / 中野坂上駅 / リバーレ中野坂上新築工事 / １名 / 友野設備（和田建設） / 指示書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string" office:string-value=":m 東和 PHOTO / 220326sa / 中野坂上駅 / リバーレ中野坂上新築工事 / １名 / 友野設備（和田建設） / 指示書">
            <text:p>:m 東和 PHOTO / 220326sa / 中野坂上駅 / リバーレ中野坂上新築工事 / １名 / 友野設備（和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25_15-51-33_000.jpg</text:p>
          </table:table-cell>
          <table:table-cell table:style-name="ce34" office:value-type="string">
            <text:p>:m 東和 PHOTO / 220326sa / 中野坂上駅 / リバーレ中野坂上新築工事 / １名 / 友野設備（和田建設） / 指示書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string" office:string-value=":m 東和 PHOTO / 220326sa / 中野坂上駅 / リバーレ中野坂上新築工事 / １名 / 友野設備（和田建設） / 指示書">
            <text:p>:m 東和 PHOTO / 220326sa / 中野坂上駅 / リバーレ中野坂上新築工事 / １名 / 友野設備（和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8" office:value-type="string">
            <text:p>2022-03-25_15-51-36_000.jpg</text:p>
          </table:table-cell>
          <table:table-cell table:style-name="ce34" office:value-type="string">
            <text:p>:m 東和 PHOTO / 220326sa / 中野坂上駅 / リバーレ中野坂上新築工事 / １名 / 友野設備（和田建設） / 指示書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string" office:string-value=":m 東和 PHOTO / 220326sa / 中野坂上駅 / リバーレ中野坂上新築工事 / １名 / 友野設備（和田建設） / 指示書">
            <text:p>:m 東和 PHOTO / 220326sa / 中野坂上駅 / リバーレ中野坂上新築工事 / １名 / 友野設備（和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8" office:value-type="string">
            <text:p>2022-03-25_15-51-42_000.jpg</text:p>
          </table:table-cell>
          <table:table-cell table:style-name="ce34" office:value-type="string">
            <text:p>:m 東和 PHOTO / 220326sa / 中野坂上駅 / リバーレ中野坂上新築工事 / １名 / 友野設備（和田建設） / 指示書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string" office:string-value=":m 東和 PHOTO / 220326sa / 中野坂上駅 / リバーレ中野坂上新築工事 / １名 / 友野設備（和田建設） / 指示書">
            <text:p>:m 東和 PHOTO / 220326sa / 中野坂上駅 / リバーレ中野坂上新築工事 / １名 / 友野設備（和田建設） / 指示書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25_15-51-50_000.jpg</text:p>
          </table:table-cell>
          <table:table-cell table:style-name="ce34" office:value-type="string">
            <text:p>:m 東和 PHOTO / 220326sa / 中野坂上駅 / リバーレ中野坂上新築工事 / １名 / 友野設備（和田建設） / 指示書：地図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string" office:string-value=":m 東和 PHOTO / 220326sa / 中野坂上駅 / リバーレ中野坂上新築工事 / １名 / 友野設備（和田建設） / 指示書：地図">
            <text:p>:m 東和 PHOTO / 220326sa / 中野坂上駅 / リバーレ中野坂上新築工事 / １名 / 友野設備（和田建設） / 指示書：地図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3-25_15-55-05_000.jpg</text:p>
          </table:table-cell>
          <table:table-cell table:style-name="ce34" office:value-type="string">
            <text:p>:m 東和 PHOTO / 220326sa / 中野坂上駅 / リバーレ中野坂上新築工事 / １名 / 友野設備（和田建設） / 資料：交通</text:p>
          </table:table-cell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string" office:string-value=":m 東和 PHOTO / 220326sa / 中野坂上駅 / リバーレ中野坂上新築工事 / １名 / 友野設備（和田建設） / 資料：交通">
            <text:p>:m 東和 PHOTO / 220326sa / 中野坂上駅 / リバーレ中野坂上新築工事 / １名 / 友野設備（和田建設） / 資料：交通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25_15-55-08_000.jpg</text:p>
          </table:table-cell>
          <table:table-cell table:style-name="ce34" office:value-type="string">
            <text:p>:m 東和 PHOTO / 220326sa / 中野坂上駅 / リバーレ中野坂上新築工事 / １名 / 友野設備（和田建設） / 資料：交通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string" office:string-value=":m 東和 PHOTO / 220326sa / 中野坂上駅 / リバーレ中野坂上新築工事 / １名 / 友野設備（和田建設） / 資料：交通">
            <text:p>:m 東和 PHOTO / 220326sa / 中野坂上駅 / リバーレ中野坂上新築工事 / １名 / 友野設備（和田建設） / 資料：交通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3-25_15-55-18_000.jpg</text:p>
          </table:table-cell>
          <table:table-cell table:style-name="ce34" office:value-type="string">
            <text:p>:m 東和 PHOTO / 220326sa / 中野坂上駅 / リバーレ中野坂上新築工事 / １名 / 友野設備（和田建設） / 資料：天気</text:p>
          </table:table-cell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string" office:string-value=":m 東和 PHOTO / 220326sa / 中野坂上駅 / リバーレ中野坂上新築工事 / １名 / 友野設備（和田建設） / 資料：天気">
            <text:p>:m 東和 PHOTO / 220326sa / 中野坂上駅 / リバーレ中野坂上新築工事 / １名 / 友野設備（和田建設） / 資料：天気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3-25_15-55-23_000.jpg</text:p>
          </table:table-cell>
          <table:table-cell table:style-name="ce34" office:value-type="string">
            <text:p>:m 東和 PHOTO / 220326sa / 中野坂上駅 / リバーレ中野坂上新築工事 / １名 / 友野設備（和田建設） / 資料：天気：週間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string" office:string-value=":m 東和 PHOTO / 220326sa / 中野坂上駅 / リバーレ中野坂上新築工事 / １名 / 友野設備（和田建設） / 資料：天気：週間">
            <text:p>:m 東和 PHOTO / 220326sa / 中野坂上駅 / リバーレ中野坂上新築工事 / １名 / 友野設備（和田建設） / 資料：天気：週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8" office:value-type="string">
            <text:p>2022-03-25_16-15-18_000.jpg</text:p>
          </table:table-cell>
          <table:table-cell table:style-name="ce34" office:value-type="string">
            <text:p>:m 東和 PHOTO / 220326sa / 中野坂上駅 / リバーレ中野坂上新築工事 / １名 / 友野設備（和田建設） / 資料：地図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string" office:string-value=":m 東和 PHOTO / 220326sa / 中野坂上駅 / リバーレ中野坂上新築工事 / １名 / 友野設備（和田建設） / 資料：地図">
            <text:p>:m 東和 PHOTO / 220326sa / 中野坂上駅 / リバーレ中野坂上新築工事 / １名 / 友野設備（和田建設） / 資料：地図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string">
            <text:p>2022-03-25_16-15-23_000.jpg</text:p>
          </table:table-cell>
          <table:table-cell table:style-name="ce34" office:value-type="string">
            <text:p>:m 東和 PHOTO / 220326sa / 中野坂上駅 / リバーレ中野坂上新築工事 / １名 / 友野設備（和田建設） / 資料：地図：路上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string" office:string-value=":m 東和 PHOTO / 220326sa / 中野坂上駅 / リバーレ中野坂上新築工事 / １名 / 友野設備（和田建設） / 資料：地図：路上">
            <text:p>:m 東和 PHOTO / 220326sa / 中野坂上駅 / リバーレ中野坂上新築工事 / １名 / 友野設備（和田建設） / 資料：地図：路上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string">
            <text:p>2022-03-25_17-52-02_000.jpg</text:p>
          </table:table-cell>
          <table:table-cell table:style-name="ce34" office:value-type="string">
            <text:p>:m RES 1*2 / free# JVEMV6 68#_210:2 / 68. theoretical-physics(tp) / w=行列基本変形,topics=行列：演算,other=memo+;memo+;calc+,s=~,i=~,doc=r-8-1~4.16.7#1;r-8-1~4.16.8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string" office:string-value=":m RES 1*2 / free# JVEMV6 68#_210:2 / 68. theoretical-physics(tp) / w=行列基本変形,topics=行列：演算,other=memo+;memo+;calc+,s=~,i=~,doc=r-8-1~4.16.7#1;r-8-1~4.16.8">
            <text:p>:m RES 1*2 / free# JVEMV6 68#_210:2 / 68. theoretical-physics(tp) / w=行列基本変形,topics=行列：演算,other=memo+;memo+;calc+,s=~,i=~,doc=r-8-1~4.16.7#1;r-8-1~4.16.8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string">
            <text:p>2022-03-25_17-52-28_000.jpg</text:p>
          </table:table-cell>
          <table:table-cell table:style-name="ce34" office:value-type="string">
            <text:p>:m RES 2*2 / free# JVEMV6 68#_210:2 / 68. theoretical-physics(tp) / w=行列基本変形,topics=行列：演算,other=calc+,s=~,i=~,doc=r-8-1~4.16.8#1.2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string" office:string-value=":m RES 2*2 / free# JVEMV6 68#_210:2 / 68. theoretical-physics(tp) / w=行列基本変形,topics=行列：演算,other=calc+,s=~,i=~,doc=r-8-1~4.16.8#1.2">
            <text:p>:m RES 2*2 / free# JVEMV6 68#_210:2 / 68. theoretical-physics(tp) / w=行列基本変形,topics=行列：演算,other=calc+,s=~,i=~,doc=r-8-1~4.16.8#1.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8" office:value-type="string">
            <text:p>2022-03-25_18-30-36_000.mp4</text:p>
          </table:table-cell>
          <table:table-cell table:style-name="ce34" office:value-type="string">
            <text:p>:VIDEO / @自室 / 記録 / jap.flute / 演奏、play / R=1 / genr=t.m.,i.f.=~,Re+,other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string" office:string-value=":VIDEO / @自室 / 記録 / jap.flute / 演奏、play / R=1 / genr=t.m.,i.f.=~,Re+,other=~">
            <text:p>:VIDEO / @自室 / 記録 / jap.flute / 演奏、play / R=1 / genr=t.m.,i.f.=~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5">
            <text:p>25</text:p>
          </table:table-cell>
          <table:table-cell table:style-name="ce8" office:value-type="string">
            <text:p>2022-03-25_18-57-52_000.jpg</text:p>
          </table:table-cell>
          <table:table-cell table:style-name="ce34" office:value-type="string">
            <text:p>:m :篠笛,shinobue #*# / session-memo / s.1~s.8 / picture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string" office:string-value=":m :篠笛,shinobue #*# / session-memo / s.1~s.8 / picture=~">
            <text:p>:m :篠笛,shinobue #*# / session-memo / s.1~s.8 / picture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8" office:value-type="string">
            <text:p>2022-03-25_20-42-09_000.jpg</text:p>
          </table:table-cell>
          <table:table-cell table:style-name="ce34" office:value-type="string">
            <text:p>:m #*# / math / topic=固有ベクトル / content=(A=([0 1][1 0])のときの、u-&gt; / status=~ / other=~,id=~</text:p>
          </table:table-cell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string" office:string-value=":m #*# / math / topic=固有ベクトル / content=(A=([0 1][1 0])のときの、u-&gt; / status=~ / other=~,id=~">
            <text:p>:m #*# / math / topic=固有ベクトル / content=(A=([0 1][1 0])のときの、u-&gt; / status=~ / other=~,id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8" office:value-type="string">
            <text:p>2022-03-25_21-22-57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string" office:string-value=" :m 食べた物 ">
            <text:p><text:s/>:m 食べた物 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8" office:value-type="string">
            <text:p>2022-03-25_22-33-26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string" office:string-value=":m :PHOTO 寝た時刻 / 2022">
            <text:p>:m :PHOTO 寝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8" office:value-type="string">
            <text:p>2022-03-26_00-57-18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string" office:string-value=":m :PHOTO 起きた時刻（夜中） / 2022">
            <text:p>:m :PHOTO 起きた時刻（夜中）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3-26_03-15-42_000.jpg</text:p>
          </table:table-cell>
          <table:table-cell table:style-name="ce27" office:value-type="string">
            <text:p>:m :PHOTO 起きた時刻（夜中） / 2022</text:p>
          </table:table-cell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string" office:string-value=":m :PHOTO 起きた時刻（夜中） / 2022">
            <text:p>:m :PHOTO 起きた時刻（夜中）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string">
            <text:p>2022-03-26_04-12-00_000.jpg</text:p>
          </table:table-cell>
          <table:table-cell table:style-name="ce25" office:value-type="string">
            <text:p>:m :PHOTO 起きた時刻 / 2022</text:p>
          </table:table-cell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string" office:string-value=":m :PHOTO 起きた時刻 / 2022">
            <text:p>:m :PHOTO 起きた時刻 / 2022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8" office:value-type="string">
            <text:p>2022-03-26_05-26-26_000.jpg</text:p>
          </table:table-cell>
          <table:table-cell table:style-name="ce34" office:value-type="string">
            <text:p>:m 東和 PHOTO / 220326sa / 中野坂上駅 / リバーレ中野坂上新築工事 / １名 / 友野設備（和田建設） / 出発時間</text:p>
          </table:table-cell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string" office:string-value=":m 東和 PHOTO / 220326sa / 中野坂上駅 / リバーレ中野坂上新築工事 / １名 / 友野設備（和田建設） / 出発時間">
            <text:p>:m 東和 PHOTO / 220326sa / 中野坂上駅 / リバーレ中野坂上新築工事 / １名 / 友野設備（和田建設） / 出発時間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26_06-45-20_000.jpg</text:p>
          </table:table-cell>
          <table:table-cell table:style-name="ce34" office:value-type="string">
            <text:p>:m 東和 PHOTO / 220326sa / 中野坂上駅 / リバーレ中野坂上新築工事 / １名 / 友野設備（和田建設） / 現場状況</text:p>
          </table:table-cell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string" office:string-value=":m 東和 PHOTO / 220326sa / 中野坂上駅 / リバーレ中野坂上新築工事 / １名 / 友野設備（和田建設） / 現場状況">
            <text:p>:m 東和 PHOTO / 220326sa / 中野坂上駅 / リバーレ中野坂上新築工事 / １名 / 友野設備（和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26_06-45-28_000.jpg</text:p>
          </table:table-cell>
          <table:table-cell table:style-name="ce34" office:value-type="string">
            <text:p>:m 東和 PHOTO / 220326sa / 中野坂上駅 / リバーレ中野坂上新築工事 / １名 / 友野設備（和田建設） / 現場状況</text:p>
          </table:table-cell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string" office:string-value=":m 東和 PHOTO / 220326sa / 中野坂上駅 / リバーレ中野坂上新築工事 / １名 / 友野設備（和田建設） / 現場状況">
            <text:p>:m 東和 PHOTO / 220326sa / 中野坂上駅 / リバーレ中野坂上新築工事 / １名 / 友野設備（和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26_06-45-39_000.jpg</text:p>
          </table:table-cell>
          <table:table-cell table:style-name="ce34" office:value-type="string">
            <text:p>:m 東和 PHOTO / 220326sa / 中野坂上駅 / リバーレ中野坂上新築工事 / １名 / 友野設備（和田建設） / 現場状況</text:p>
          </table:table-cell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string" office:string-value=":m 東和 PHOTO / 220326sa / 中野坂上駅 / リバーレ中野坂上新築工事 / １名 / 友野設備（和田建設） / 現場状況">
            <text:p>:m 東和 PHOTO / 220326sa / 中野坂上駅 / リバーレ中野坂上新築工事 / １名 / 友野設備（和田建設） / 現場状況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8" office:value-type="string">
            <text:p>2022-03-26_06-46-12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8" office:value-type="string">
            <text:p>2022-03-26_06-46-18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8" office:value-type="string">
            <text:p>2022-03-26_06-46-27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8" office:value-type="string">
            <text:p>2022-03-26_12-53-28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string">
            <text:p>2022-03-26_12-53-33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3-26_12-53-38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8" office:value-type="string">
            <text:p>2022-03-26_12-53-46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8" office:value-type="string">
            <text:p>2022-03-26_12-54-20_000.jpg</text:p>
          </table:table-cell>
          <table:table-cell table:style-name="ce25" office:value-type="string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string" office:string-value="JVEMV6 52#2 / 52. 自然観察 / flower / field_photos / 雑草、草本、花 / @東和現場近く：中野坂上駅 / target=木に咲いている花,occation=~,other=花弁の形：舌状">
            <text:p>JVEMV6 52#2 / 52. 自然観察 / flower / field_photos / 雑草、草本、花 / @東和現場近く：中野坂上駅 / target=木に咲いている花,occation=~,other=花弁の形：舌状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8" office:value-type="string">
            <text:p>2022-03-26_16-03-10_000.jpg</text:p>
          </table:table-cell>
          <table:table-cell table:style-name="ce25" office:value-type="string">
            <text:p>JVEMV6 52#2 / 52. 自然観察 / flower / field_photos / 雑草、草本、花 / @宮前平駅：南側スロープ：土台構造の根元 / target=草本：小さな花,occation=~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string" office:string-value="JVEMV6 52#2 / 52. 自然観察 / flower / field_photos / 雑草、草本、花 / @宮前平駅：南側スロープ：土台構造の根元 / target=草本：小さな花,occation=~,other=~">
            <text:p>JVEMV6 52#2 / 52. 自然観察 / flower / field_photos / 雑草、草本、花 / @宮前平駅：南側スロープ：土台構造の根元 / target=草本：小さな花,occation=~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0">
            <text:p>20</text:p>
          </table:table-cell>
          <table:table-cell table:style-name="ce8" office:value-type="string">
            <text:p>2022-03-26_16-03-14_000.jpg</text:p>
          </table:table-cell>
          <table:table-cell table:style-name="ce25" office:value-type="string">
            <text:p>JVEMV6 52#2 / 52. 自然観察 / flower / field_photos / 雑草、草本、花 / @宮前平駅：南側スロープ：土台構造の根元 / target=草本：小さな花,occation=~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string" office:string-value="JVEMV6 52#2 / 52. 自然観察 / flower / field_photos / 雑草、草本、花 / @宮前平駅：南側スロープ：土台構造の根元 / target=草本：小さな花,occation=~,other=~">
            <text:p>JVEMV6 52#2 / 52. 自然観察 / flower / field_photos / 雑草、草本、花 / @宮前平駅：南側スロープ：土台構造の根元 / target=草本：小さな花,occation=~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string">
            <text:p>2022-03-26_16-03-19_000.jpg</text:p>
          </table:table-cell>
          <table:table-cell table:style-name="ce25" office:value-type="string">
            <text:p>JVEMV6 52#2 / 52. 自然観察 / flower / field_photos / 雑草、草本、花 / @宮前平駅：南側スロープ：土台構造の根元 / target=草本：小さな花,occation=~,other=~</text:p>
          </table:table-cell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string" office:string-value="JVEMV6 52#2 / 52. 自然観察 / flower / field_photos / 雑草、草本、花 / @宮前平駅：南側スロープ：土台構造の根元 / target=草本：小さな花,occation=~,other=~">
            <text:p>JVEMV6 52#2 / 52. 自然観察 / flower / field_photos / 雑草、草本、花 / @宮前平駅：南側スロープ：土台構造の根元 / target=草本：小さな花,occation=~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2">
            <text:p>22</text:p>
          </table:table-cell>
          <table:table-cell table:style-name="ce8" office:value-type="string">
            <text:p>2022-03-26_16-45-16_000.jpg</text:p>
          </table:table-cell>
          <table:table-cell table:style-name="ce34" office:value-type="string">
            <text:p>:m 東和 PHOTO / 220326sa / 中野坂上駅 / リバーレ中野坂上新築工事 / １名 / 友野設備（和田建設） / 日報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string" office:string-value=":m 東和 PHOTO / 220326sa / 中野坂上駅 / リバーレ中野坂上新築工事 / １名 / 友野設備（和田建設） / 日報">
            <text:p>:m 東和 PHOTO / 220326sa / 中野坂上駅 / リバーレ中野坂上新築工事 / １名 / 友野設備（和田建設） / 日報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3">
            <text:p>23</text:p>
          </table:table-cell>
          <table:table-cell table:style-name="ce8" office:value-type="string">
            <text:p>2022-03-26_18-00-05_000.jpg</text:p>
          </table:table-cell>
          <table:table-cell table:style-name="ce34" office:value-type="string">
            <text:p>:m RES 1*1 / free# JVEMV6 68#_211:1 / 68. theoretical-physics(tp) / w=行列基本変形,topics=線形：行列表現,other=calc+,s=~,i=~,doc=r-8-1~4.16.8#5</text:p>
          </table:table-cell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string" office:string-value=":m RES 1*1 / free# JVEMV6 68#_211:1 / 68. theoretical-physics(tp) / w=行列基本変形,topics=線形：行列表現,other=calc+,s=~,i=~,doc=r-8-1~4.16.8#5">
            <text:p>:m RES 1*1 / free# JVEMV6 68#_211:1 / 68. theoretical-physics(tp) / w=行列基本変形,topics=線形：行列表現,other=calc+,s=~,i=~,doc=r-8-1~4.16.8#5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8" office:value-type="string">
            <text:p>2022-03-26_18-48-26_000.mp4</text:p>
          </table:table-cell>
          <table:table-cell table:style-name="ce18" office:value-type="string">
            <text:p>:VIDEO / @自室 / 記録 / jap.flute / 演奏、play / R=1 / genr=t.m.,i.f.=~,Re+,other=~</text:p>
          </table:table-cell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string" office:string-value=":VIDEO / @自室 / 記録 / jap.flute / 演奏、play / R=1 / genr=t.m.,i.f.=~,Re+,other=~">
            <text:p>:VIDEO / @自室 / 記録 / jap.flute / 演奏、play / R=1 / genr=t.m.,i.f.=~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8" office:value-type="string">
            <text:p>2022-03-26_18-50-51_000.mp4</text:p>
          </table:table-cell>
          <table:table-cell table:style-name="ce27" office:value-type="string">
            <text:p>:VIDEO / @自室 / 記録 / jap.flute / 演奏、play / R=2 / genr=t.m.,i.f.=~,Re+,other=~</text:p>
          </table:table-cell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string" office:string-value=":VIDEO / @自室 / 記録 / jap.flute / 演奏、play / R=2 / genr=t.m.,i.f.=~,Re+,other=~">
            <text:p>:VIDEO / @自室 / 記録 / jap.flute / 演奏、play / R=2 / genr=t.m.,i.f.=~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6">
            <text:p>26</text:p>
          </table:table-cell>
          <table:table-cell table:style-name="ce8" office:value-type="string">
            <text:p>2022-03-26_18-52-29_000.mp4</text:p>
          </table:table-cell>
          <table:table-cell table:style-name="ce27" office:value-type="string">
            <text:p>:VIDEO / @自室 / 記録 / jap.flute / 演奏、play / R=3 / genr=t.m.,i.f.=~,Re+,other=~</text:p>
          </table:table-cell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string" office:string-value=":VIDEO / @自室 / 記録 / jap.flute / 演奏、play / R=3 / genr=t.m.,i.f.=~,Re+,other=~">
            <text:p>:VIDEO / @自室 / 記録 / jap.flute / 演奏、play / R=3 / genr=t.m.,i.f.=~,Re+,other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office:value-type="float" office:value="27">
            <text:p>27</text:p>
          </table:table-cell>
          <table:table-cell table:style-name="ce8" office:value-type="string">
            <text:p>2022-03-26_19-08-57_000.jpg</text:p>
          </table:table-cell>
          <table:table-cell table:style-name="ce34" office:value-type="string">
            <text:p>:m :篠笛,shinobue #*# / session-memo / s.1~s.5 / picture=~</text:p>
          </table:table-cell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string" office:string-value=":m :篠笛,shinobue #*# / session-memo / s.1~s.5 / picture=~">
            <text:p>:m :篠笛,shinobue #*# / session-memo / s.1~s.5 / picture=~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7">2022/03/27</text:date>, <text:time>09:48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27T09:48:55.09</dc:date>
    <dc:creator>iwabuchi ken</dc:creator>
    <meta:editing-duration>P44DT22H56M54S</meta:editing-duration>
    <meta:editing-cycles>14804</meta:editing-cycles>
    <meta:document-statistic meta:table-count="2" meta:cell-count="570" meta:object-count="0"/>
    <meta:user-defined meta:name="qrichtext">1</meta:user-defined>
  </office:meta>
</office:document-meta>
</file>